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00" fo:border="0.0008in solid #000000"/>
    </style:style>
    <style:style style:name="ce3" style:family="table-cell" style:parent-style-name="Default">
      <style:table-cell-properties fo:background-color="#00ff00"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" style:family="table-cell" style:parent-style-name="Default">
      <style:table-cell-properties fo:border="0.0008in solid #000000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ce1"/>
        <table:table-row table:style-name="ro1">
          <table:table-cell/>
          <table:table-cell table:style-name="ce3" office:value-type="string" table:number-columns-spanned="5" table:number-rows-spanned="1">
            <text:p>DA Histogram</text:p>
          </table:table-cell>
          <table:covered-table-cell/>
          <table:covered-table-cell table:style-name="ce4"/>
          <table:covered-table-cell table:number-columns-repeated="2"/>
          <table:table-cell table:style-name="ce6" office:value-type="string" table:number-columns-spanned="5" table:number-rows-spanned="1">
            <text:p>DA Gaussian</text:p>
          </table:table-cell>
          <table:covered-table-cell table:number-columns-repeated="4"/>
        </table:table-row>
        <table:table-row table:style-name="ro1">
          <table:table-cell office:value-type="string">
            <text:p>Percentile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2.337">
            <text:p>42.337</text:p>
          </table:table-cell>
          <table:table-cell office:value-type="float" office:value="31.972">
            <text:p>31.972</text:p>
          </table:table-cell>
          <table:table-cell office:value-type="float" office:value="10.365">
            <text:p>10.365</text:p>
          </table:table-cell>
          <table:table-cell table:number-columns-repeated="2" office:value-type="float" office:value="10">
            <text:p>10</text:p>
          </table:table-cell>
          <table:table-cell office:value-type="float" office:value="42.337">
            <text:p>42.337</text:p>
          </table:table-cell>
          <table:table-cell office:value-type="float" office:value="31.972">
            <text:p>31.972</text:p>
          </table:table-cell>
          <table:table-cell office:value-type="float" office:value="10.365">
            <text:p>10.3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5.37">
            <text:p>265.37</text:p>
          </table:table-cell>
          <table:table-cell office:value-type="float" office:value="250.07">
            <text:p>250.07</text:p>
          </table:table-cell>
          <table:table-cell office:value-type="float" office:value="15.303">
            <text:p>15.30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5.37">
            <text:p>265.37</text:p>
          </table:table-cell>
          <table:table-cell office:value-type="float" office:value="250.07">
            <text:p>250.07</text:p>
          </table:table-cell>
          <table:table-cell office:value-type="float" office:value="15.303">
            <text:p>15.3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3.921">
            <text:p>23.921</text:p>
          </table:table-cell>
          <table:table-cell office:value-type="float" office:value="15.64">
            <text:p>15.64</text:p>
          </table:table-cell>
          <table:table-cell office:value-type="float" office:value="8.2809">
            <text:p>8.280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3.921">
            <text:p>23.921</text:p>
          </table:table-cell>
          <table:table-cell office:value-type="float" office:value="15.64">
            <text:p>15.64</text:p>
          </table:table-cell>
          <table:table-cell office:value-type="float" office:value="8.2809">
            <text:p>8.280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17.53">
            <text:p>117.53</text:p>
          </table:table-cell>
          <table:table-cell office:value-type="float" office:value="93.44">
            <text:p>93.44</text:p>
          </table:table-cell>
          <table:table-cell office:value-type="float" office:value="24.09">
            <text:p>24.0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91.3">
            <text:p>391.3</text:p>
          </table:table-cell>
          <table:table-cell office:value-type="float" office:value="384.62">
            <text:p>384.62</text:p>
          </table:table-cell>
          <table:table-cell office:value-type="float" office:value="6.6859">
            <text:p>6.6859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24.093">
            <text:p>24.093</text:p>
          </table:table-cell>
          <table:table-cell table:style-name="ce2" office:value-type="float" office:value="16.16">
            <text:p>16.16</text:p>
          </table:table-cell>
          <table:table-cell office:value-type="float" office:value="7.9328">
            <text:p>7.9328</text:p>
          </table:table-cell>
          <table:table-cell office:value-type="float" office:value="27">
            <text:p>27</text:p>
          </table:table-cell>
          <table:table-cell office:value-type="float" office:value="123">
            <text:p>123</text:p>
          </table:table-cell>
          <table:table-cell office:value-type="float" office:value="31.633">
            <text:p>31.633</text:p>
          </table:table-cell>
          <table:table-cell table:style-name="ce2" office:value-type="float" office:value="22.751">
            <text:p>22.751</text:p>
          </table:table-cell>
          <table:table-cell office:value-type="float" office:value="8.8812">
            <text:p>8.8812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16.429">
            <text:p>16.429</text:p>
          </table:table-cell>
          <table:table-cell table:style-name="ce2" office:value-type="float" office:value="9.7697">
            <text:p>9.7697</text:p>
          </table:table-cell>
          <table:table-cell office:value-type="float" office:value="6.6593">
            <text:p>6.6593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15.244">
            <text:p>15.244</text:p>
          </table:table-cell>
          <table:table-cell table:style-name="ce2" office:value-type="float" office:value="8.0468">
            <text:p>8.0468</text:p>
          </table:table-cell>
          <table:table-cell office:value-type="float" office:value="7.1971">
            <text:p>7.1971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13.91">
            <text:p>13.91</text:p>
          </table:table-cell>
          <table:table-cell table:style-name="ce2" office:value-type="float" office:value="7.6741">
            <text:p>7.6741</text:p>
          </table:table-cell>
          <table:table-cell office:value-type="float" office:value="6.2361">
            <text:p>6.2361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4.205">
            <text:p>14.205</text:p>
          </table:table-cell>
          <table:table-cell table:style-name="ce2" office:value-type="float" office:value="7.7622">
            <text:p>7.7622</text:p>
          </table:table-cell>
          <table:table-cell office:value-type="float" office:value="6.4429">
            <text:p>6.44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1.768">
            <text:p>11.768</text:p>
          </table:table-cell>
          <table:table-cell table:style-name="ce5" office:value-type="float" office:value="6.0504">
            <text:p>6.0504</text:p>
          </table:table-cell>
          <table:table-cell office:value-type="float" office:value="5.7173">
            <text:p>5.7173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15.189">
            <text:p>15.189</text:p>
          </table:table-cell>
          <table:table-cell office:value-type="float" office:value="8.0178">
            <text:p>8.0178</text:p>
          </table:table-cell>
          <table:table-cell office:value-type="float" office:value="7.1708">
            <text:p>7.17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1.889">
            <text:p>11.889</text:p>
          </table:table-cell>
          <table:table-cell office:value-type="float" office:value="6.1795">
            <text:p>6.1795</text:p>
          </table:table-cell>
          <table:table-cell office:value-type="float" office:value="5.7093">
            <text:p>5.7093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5.354">
            <text:p>15.354</text:p>
          </table:table-cell>
          <table:table-cell office:value-type="float" office:value="8.2143">
            <text:p>8.2143</text:p>
          </table:table-cell>
          <table:table-cell office:value-type="float" office:value="7.1397">
            <text:p>7.13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12.033">
            <text:p>12.033</text:p>
          </table:table-cell>
          <table:table-cell office:value-type="float" office:value="6.0773">
            <text:p>6.0773</text:p>
          </table:table-cell>
          <table:table-cell office:value-type="float" office:value="5.9558">
            <text:p>5.955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.692">
            <text:p>14.692</text:p>
          </table:table-cell>
          <table:table-cell table:style-name="ce5" office:value-type="float" office:value="7.7591">
            <text:p>7.7591</text:p>
          </table:table-cell>
          <table:table-cell office:value-type="float" office:value="6.9331">
            <text:p>6.93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11.719">
            <text:p>11.719</text:p>
          </table:table-cell>
          <table:table-cell office:value-type="float" office:value="6.0586">
            <text:p>6.0586</text:p>
          </table:table-cell>
          <table:table-cell office:value-type="float" office:value="5.6601">
            <text:p>5.6601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15.398">
            <text:p>15.398</text:p>
          </table:table-cell>
          <table:table-cell office:value-type="float" office:value="8.3656">
            <text:p>8.3656</text:p>
          </table:table-cell>
          <table:table-cell office:value-type="float" office:value="7.0319">
            <text:p>7.03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11.801">
            <text:p>11.801</text:p>
          </table:table-cell>
          <table:table-cell office:value-type="float" office:value="6.4046">
            <text:p>6.4046</text:p>
          </table:table-cell>
          <table:table-cell office:value-type="float" office:value="5.3962">
            <text:p>5.3962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17.916">
            <text:p>17.916</text:p>
          </table:table-cell>
          <table:table-cell office:value-type="float" office:value="10.099">
            <text:p>10.099</text:p>
          </table:table-cell>
          <table:table-cell office:value-type="float" office:value="7.8171">
            <text:p>7.81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2.257">
            <text:p>12.257</text:p>
          </table:table-cell>
          <table:table-cell office:value-type="float" office:value="6.6523">
            <text:p>6.6523</text:p>
          </table:table-cell>
          <table:table-cell office:value-type="float" office:value="5.6043">
            <text:p>5.604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22.082">
            <text:p>22.082</text:p>
          </table:table-cell>
          <table:table-cell office:value-type="float" office:value="12.933">
            <text:p>12.933</text:p>
          </table:table-cell>
          <table:table-cell office:value-type="float" office:value="9.1488">
            <text:p>9.1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9.229">
            <text:p>19.229</text:p>
          </table:table-cell>
          <table:table-cell office:value-type="float" office:value="10.521">
            <text:p>10.521</text:p>
          </table:table-cell>
          <table:table-cell office:value-type="float" office:value="8.7081">
            <text:p>8.7081</text:p>
          </table:table-cell>
          <table:table-cell table:number-columns-repeated="2" office:value-type="float" office:value="75">
            <text:p>75</text:p>
          </table:table-cell>
          <table:table-cell office:value-type="float" office:value="33.959">
            <text:p>33.959</text:p>
          </table:table-cell>
          <table:table-cell office:value-type="float" office:value="22.039">
            <text:p>22.039</text:p>
          </table:table-cell>
          <table:table-cell office:value-type="float" office:value="11.92">
            <text:p>11.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17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reza </meta:initial-creator>
    <meta:creation-date>2012-05-09T17:26:39</meta:creation-date>
    <meta:printed-by>alireza </meta:printed-by>
    <meta:print-date>2012-05-09T17:40:50</meta:print-date>
    <dc:date>2012-05-09T17:50:05</dc:date>
    <dc:creator>alireza </dc:creator>
    <meta:editing-duration>PT00H15M16S</meta:editing-duration>
    <meta:editing-cycles>4</meta:editing-cycles>
    <meta:generator>OpenOffice.org/3.2$Unix OpenOffice.org_project/320m19$Build-9505</meta:generator>
    <meta:document-statistic meta:table-count="3" meta:cell-count="167" meta:object-count="0"/>
  </office:meta>
</office:document-meta>
</file>